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94cm" fo:min-width="1.81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1cm" fo:min-width="1.818cm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1cm" svg:height="1.27cm" svg:x="8.62cm" svg:y="2.397cm">
          <text:p text:style-name="P1">Vide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81cm" svg:height="1.143cm" svg:x="8.62cm" svg:y="4.81cm">
          <text:p text:style-name="P1">Objec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" draw:id="id1" draw:layer="layout" svg:width="3.81cm" svg:height="1.143cm" svg:x="8.62cm" svg:y="7.35cm">
          <text:p text:style-name="P1">Textu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2" draw:id="id2" draw:layer="layout" svg:width="3.81cm" svg:height="1.27cm" svg:x="3.54cm" svg:y="9.89cm">
          <text:p text:style-name="P1">Surfa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3.81cm" svg:height="1.27cm" svg:x="13.7cm" svg:y="9.89cm">
          <text:p text:style-name="P1">Tex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9.001cm" svg:y1="7.922cm" svg:x2="5.826cm" svg:y2="9.89cm" draw:start-shape="id1" draw:start-glue-point="6" draw:end-shape="id2" draw:end-glue-point="4" svg:d="M9001 7922h-3175v1968" svg:viewBox="0 0 3176 1969">
          <text:p/>
        </draw:connector>
        <draw:connector draw:style-name="gr4" draw:text-style-name="P2" draw:layer="layout" svg:x1="12.042cm" svg:y1="7.922cm" svg:x2="15.605cm" svg:y2="9.89cm" draw:start-shape="id1" draw:start-glue-point="9" draw:end-shape="id3" draw:end-glue-point="5" svg:d="M12042 7922h3563v1968" svg:viewBox="0 0 3564 1969">
          <text:p/>
        </draw:connector>
        <draw:connector draw:style-name="gr4" draw:text-style-name="P2" draw:layer="layout" svg:x1="10.525cm" svg:y1="5.953cm" svg:x2="10.525cm" svg:y2="7.35cm" draw:start-shape="id4" draw:start-glue-point="8" draw:end-shape="id1" draw:end-glue-point="5" svg:d="M10525 5953v1397" svg:viewBox="0 0 1 1398">
          <text:p/>
        </draw:connector>
        <draw:connector draw:style-name="gr4" draw:text-style-name="P2" draw:layer="layout" draw:line-skew="-1.334cm" svg:x1="10.525cm" svg:y1="5.953cm" svg:x2="15.986cm" svg:y2="9.89cm" draw:start-shape="id4" draw:start-glue-point="8" draw:end-shape="id3" draw:end-glue-point="4" svg:d="M10525 5953v635h5461v3302" svg:viewBox="0 0 5462 3938">
          <text:p/>
        </draw:connector>
        <draw:connector draw:style-name="gr4" draw:text-style-name="P2" draw:layer="layout" draw:line-skew="-1.334cm" svg:x1="10.137cm" svg:y1="5.953cm" svg:x2="5.445cm" svg:y2="9.89cm" draw:start-shape="id4" draw:start-glue-point="7" draw:end-shape="id2" draw:end-glue-point="5" svg:d="M10137 5953v635h-4692v3302" svg:viewBox="0 0 4693 3938">
          <text:p/>
        </draw:connector>
        <draw:connector draw:style-name="gr5" draw:text-style-name="P3" draw:layer="layout" svg:x1="10.525cm" svg:y1="3.667cm" svg:x2="10.525cm" svg:y2="4.81cm" draw:start-shape="id5" draw:start-glue-point="6" draw:end-shape="id4" draw:end-glue-point="5" svg:d="M10525 3667v1143" svg:viewBox="0 0 1 1144">
          <text:p/>
        </draw:connector>
        <draw:custom-shape draw:style-name="gr3" draw:text-style-name="P2" xml:id="id6" draw:id="id6" draw:layer="layout" svg:width="3.81cm" svg:height="1.27cm" svg:x="2.27cm" svg:y="4.81cm">
          <text:p text:style-name="P1">Butt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draw:line-skew="0cm -2.287cm" svg:x1="15.217cm" svg:y1="11.16cm" svg:x2="4.556cm" svg:y2="4.81cm" draw:start-shape="id3" draw:start-glue-point="7" draw:end-shape="id6" draw:end-glue-point="4" svg:d="M15217 11160v502h-7613v-7353h-3048v501" svg:viewBox="0 0 10662 7354">
          <text:p/>
        </draw:connector>
        <draw:connector draw:style-name="gr4" draw:text-style-name="P2" draw:layer="layout" svg:x1="10.525cm" svg:y1="8.493cm" svg:x2="4.556cm" svg:y2="4.81cm" draw:start-shape="id1" draw:start-glue-point="8" draw:end-shape="id6" draw:end-glue-point="4" svg:d="M10525 8493v501h-3174v-4685h-2795v501" svg:viewBox="0 0 5970 4686">
          <text:p/>
        </draw:connector>
        <draw:connector draw:style-name="gr4" draw:text-style-name="P2" xml:id="id7" draw:id="id7" draw:layer="layout" draw:line-skew="-0.591cm" svg:x1="10.137cm" svg:y1="5.953cm" svg:x2="8.133cm" svg:y2="7.904cm" draw:start-shape="id4" draw:start-glue-point="7" svg:d="M10137 5953v635h-2004v1316" svg:viewBox="0 0 2005 1952">
          <text:p/>
        </draw:connector>
        <draw:connector draw:style-name="gr4" draw:text-style-name="P2" draw:layer="layout" svg:x1="4.175cm" svg:y1="4.81cm" svg:x2="8.133cm" svg:y2="7.904cm" draw:start-shape="id6" draw:start-glue-point="5" draw:end-shape="id7" draw:end-glue-point="3" svg:d="M4175 4810v-501h2932v3595h1026" svg:viewBox="0 0 3959 35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9:16:49.838000000</meta:creation-date>
    <dc:date>2016-09-07T18:11:13.464000000</dc:date>
    <meta:editing-duration>PT1H33M23S</meta:editing-duration>
    <meta:editing-cycles>2</meta:editing-cycles>
    <meta:generator>LibreOffice/5.2.0.4$Windows_x86 LibreOffice_project/066b007f5ebcc236395c7d282ba488bca6720265</meta:generator>
    <meta:document-statistic meta:object-count="16"/>
  </office:meta>
</office:document-meta>
</file>